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ext-properties style:text-underline-style="solid" style:text-underline-width="auto" style:text-underline-color="font-color"/>
    </style:style>
    <style:style style:name="ce69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15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91.30895420369" calcext:value-type="float">
            <text:p>1891.3089542037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21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8])" office:value-type="float" office:value="39200" calcext:value-type="float">
            <text:p>39200</text:p>
          </table:table-cell>
          <table:table-cell table:style-name="ce29" office:value-type="float" office:value="4600" calcext:value-type="float">
            <text:p>4600</text:p>
          </table:table-cell>
          <table:table-cell table:style-name="ce15" table:formula="of:=SUM([.J3:.J28])" office:value-type="float" office:value="216900" calcext:value-type="float">
            <text:p>216900</text:p>
          </table:table-cell>
          <table:table-cell/>
          <table:table-cell table:style-name="ce15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4:.F54])" office:value-type="float" office:value="2086.24011007912" calcext:value-type="float">
            <text:p>2086.24011007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15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2:.F82])" office:value-type="float" office:value="2156.02511179911" calcext:value-type="float">
            <text:p>2156.025111799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37" office:value-type="string" calcext:value-type="string">
            <text:p>24/10/2016</text:p>
          </table:table-cell>
          <table:table-cell table:number-columns-repeated="5"/>
          <table:table-cell table:style-name="ce15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09:.F109])" office:value-type="float" office:value="1825.37593984962" calcext:value-type="float">
            <text:p>1825.375939849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10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37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15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21" table:formula="of:=SUM([.B26:.F26])" office:value-type="float" office:value="1818.77329192547" calcext:value-type="float">
            <text:p>1818.7732919255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15" table:formula="of:=SUM([.H4:.H27])" office:value-type="float" office:value="39900" calcext:value-type="float">
            <text:p>39900</text:p>
          </table:table-cell>
          <table:table-cell table:style-name="ce29"/>
          <table:table-cell table:style-name="ce15" table:formula="of:=SUM([.J3:.J28])" office:value-type="float" office:value="240000" calcext:value-type="float">
            <text:p>240000</text:p>
          </table:table-cell>
          <table:table-cell/>
          <table:table-cell table:style-name="ce15" table:formula="of:=SUM([.L22:.L28])" office:value-type="float" office:value="245000" calcext:value-type="float">
            <text:p>245000</text:p>
          </table:table-cell>
          <table:table-cell/>
          <table:table-cell table:style-name="ce15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55:.F55])" office:value-type="float" office:value="1828.06324110672" calcext:value-type="float">
            <text:p>1828.0632411067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25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33:.H57])" office:value-type="float" office:value="41300" calcext:value-type="float">
            <text:p>413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15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84:.F84])" office:value-type="float" office:value="2916.71679197995" calcext:value-type="float">
            <text:p>2916.71679198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62:.H85])" office:value-type="float" office:value="59200" calcext:value-type="float">
            <text:p>59200</text:p>
          </table:table-cell>
          <table:table-cell table:style-name="ce29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3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37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4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1" table:formula="of:=SUM([.B113:.F113])" office:value-type="float" office:value="2052.74599542334" calcext:value-type="float">
            <text:p>2052.7459954234</text:p>
          </table:table-cell>
          <table:table-cell table:style-name="ce47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66"/>
          <table:table-cell table:number-columns-repeated="5"/>
          <table:table-cell table:style-name="ce15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15" table:formula="of:=SUM([.H91:.H114])" office:value-type="float" office:value="40100" calcext:value-type="float">
            <text:p>40100</text:p>
          </table:table-cell>
          <table:table-cell table:style-name="ce29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7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15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783.6377485977" calcext:value-type="float">
            <text:p>8783.637748597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1283.6377485977" calcext:value-type="float">
            <text:p>11283.6377485977</text:p>
          </table:table-cell>
          <table:table-cell table:formula="of:=[.N4]-[.P4]" office:value-type="float" office:value="-3633.6377485977" calcext:value-type="float">
            <text:p>-3633.637748597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784.86668164249" calcext:value-type="float">
            <text:p>8784.8666816425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284.8666816425" calcext:value-type="float">
            <text:p>11284.8666816425</text:p>
          </table:table-cell>
          <table:table-cell table:formula="of:=[.N5]-[.P5]" office:value-type="float" office:value="-2234.86668164249" calcext:value-type="float">
            <text:p>-2234.866681642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69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897.19072297111" calcext:value-type="float">
            <text:p>3897.1907229711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397.19072297111" calcext:value-type="float">
            <text:p>6397.1907229711</text:p>
          </table:table-cell>
          <table:table-cell table:formula="of:=[.N7]-[.P7]" office:value-type="float" office:value="2452.80927702889" calcext:value-type="float">
            <text:p>2452.809277028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6412.07890496456" calcext:value-type="float">
            <text:p>6412.0789049646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912.07890496456" calcext:value-type="float">
            <text:p>8912.0789049646</text:p>
          </table:table-cell>
          <table:table-cell table:formula="of:=[.N8]-[.P8]" office:value-type="float" office:value="1087.92109503544" calcext:value-type="float">
            <text:p>1087.9210950355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812.60995286403" calcext:value-type="float">
            <text:p>8812.609952864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312.609952864" calcext:value-type="float">
            <text:p>11312.609952864</text:p>
          </table:table-cell>
          <table:table-cell table:formula="of:=[.N9]-[.P9]" office:value-type="float" office:value="-2612.60995286403" calcext:value-type="float">
            <text:p>-2612.609952864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430.05356188658" calcext:value-type="float">
            <text:p>8430.0535618866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930.0535618866" calcext:value-type="float">
            <text:p>10930.0535618866</text:p>
          </table:table-cell>
          <table:table-cell table:formula="of:=[.N10]-[.P10]" office:value-type="float" office:value="-180.053561886582" calcext:value-type="float">
            <text:p>-180.053561886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539.71617997025" calcext:value-type="float">
            <text:p>9539.7161799703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2039.7161799703" calcext:value-type="float">
            <text:p>12039.7161799703</text:p>
          </table:table-cell>
          <table:table-cell table:formula="of:=[.N11]-[.P11]" office:value-type="float" office:value="-3389.71617997025" calcext:value-type="float">
            <text:p>-3389.7161799703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978.73207635457" calcext:value-type="float">
            <text:p>6978.7320763546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478.73207635457" calcext:value-type="float">
            <text:p>9478.7320763546</text:p>
          </table:table-cell>
          <table:table-cell table:formula="of:=[.N12]-[.P12]" office:value-type="float" office:value="-2728.73207635457" calcext:value-type="float">
            <text:p>-2728.7320763546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15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539.71617997025" calcext:value-type="float">
            <text:p>9539.7161799703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2039.7161799703" calcext:value-type="float">
            <text:p>12039.7161799703</text:p>
          </table:table-cell>
          <table:table-cell table:formula="of:=[.N13]-[.P13]" office:value-type="float" office:value="-3089.71617997025" calcext:value-type="float">
            <text:p>-3089.7161799703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866.89566714974" calcext:value-type="float">
            <text:p>8866.8956671497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366.8956671497" calcext:value-type="float">
            <text:p>11366.8956671497</text:p>
          </table:table-cell>
          <table:table-cell table:formula="of:=[.N15]-[.P15]" office:value-type="float" office:value="1883.10433285026" calcext:value-type="float">
            <text:p>1883.1043328503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539.71617997025" calcext:value-type="float">
            <text:p>9539.7161799703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2039.7161799703" calcext:value-type="float">
            <text:p>12039.7161799703</text:p>
          </table:table-cell>
          <table:table-cell table:formula="of:=[.N16]-[.P16]" office:value-type="float" office:value="-3039.71617997025" calcext:value-type="float">
            <text:p>-3039.7161799703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539.71617997025" calcext:value-type="float">
            <text:p>9539.7161799703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2039.7161799703" calcext:value-type="float">
            <text:p>12039.7161799703</text:p>
          </table:table-cell>
          <table:table-cell table:formula="of:=[.N17]-[.P17]" office:value-type="float" office:value="-9039.71617997025" calcext:value-type="float">
            <text:p>-9039.7161799703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533.5080765916" calcext:value-type="float">
            <text:p>7533.5080765916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10033.5080765916" calcext:value-type="float">
            <text:p>10033.5080765916</text:p>
          </table:table-cell>
          <table:table-cell table:formula="of:=[.N18]-[.P18]" office:value-type="float" office:value="-4133.5080765916" calcext:value-type="float">
            <text:p>-4133.5080765916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8032.22074454912" calcext:value-type="float">
            <text:p>8032.2207445491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532.2207445491" calcext:value-type="float">
            <text:p>10532.2207445491</text:p>
          </table:table-cell>
          <table:table-cell table:formula="of:=[.N19]-[.P19]" office:value-type="float" office:value="-3382.22074454912" calcext:value-type="float">
            <text:p>-3382.2207445491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989.32674484398" calcext:value-type="float">
            <text:p>5989.326744844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489.32674484398" calcext:value-type="float">
            <text:p>8489.326744844</text:p>
          </table:table-cell>
          <table:table-cell table:formula="of:=[.N20]-[.P20]" office:value-type="float" office:value="2010.67325515603" calcext:value-type="float">
            <text:p>2010.67325515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539.71617997025" calcext:value-type="float">
            <text:p>9539.7161799703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2039.7161799703" calcext:value-type="float">
            <text:p>12039.7161799703</text:p>
          </table:table-cell>
          <table:table-cell table:formula="of:=[.N21]-[.P21]" office:value-type="float" office:value="-4289.71617997025" calcext:value-type="float">
            <text:p>-4289.7161799703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839.93568407184" calcext:value-type="float">
            <text:p>6839.9356840718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339.93568407184" calcext:value-type="float">
            <text:p>9339.9356840718</text:p>
          </table:table-cell>
          <table:table-cell table:formula="of:=[.N22]-[.P22]" office:value-type="float" office:value="910.064315928161" calcext:value-type="float">
            <text:p>910.064315928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539.71617997025" calcext:value-type="float">
            <text:p>9539.7161799703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2039.7161799703" calcext:value-type="float">
            <text:p>12039.7161799703</text:p>
          </table:table-cell>
          <table:table-cell table:formula="of:=[.N23]-[.P23]" office:value-type="float" office:value="-10789.7161799703" calcext:value-type="float">
            <text:p>-10789.7161799703</text:p>
          </table:table-cell>
        </table:table-row>
        <table:table-row table:style-name="ro3">
          <table:table-cell table:number-columns-repeated="7"/>
          <table:table-cell table:style-name="ce21" table:formula="of:=SUM([.B26:.F26])" office:value-type="float" office:value="1888.16359079517" calcext:value-type="float">
            <text:p>1888.1635907952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9115.90665616073" calcext:value-type="float">
            <text:p>9115.9066561607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615.9066561607" calcext:value-type="float">
            <text:p>11615.9066561607</text:p>
          </table:table-cell>
          <table:table-cell table:formula="of:=[.N24]-[.P24]" office:value-type="float" office:value="-165.906656160727" calcext:value-type="float">
            <text:p>-165.90665616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4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703.70206452586" calcext:value-type="float">
            <text:p>2703.7020645259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703.70206452586" calcext:value-type="float">
            <text:p>2703.7020645259</text:p>
          </table:table-cell>
          <table:table-cell table:formula="of:=[.N26]-[.P26]" office:value-type="float" office:value="-303.702064525863" calcext:value-type="float">
            <text:p>-303.7020645259</text:p>
          </table:table-cell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4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539.71617997025" calcext:value-type="float">
            <text:p>9539.7161799703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2039.7161799703" calcext:value-type="float">
            <text:p>12039.7161799703</text:p>
          </table:table-cell>
          <table:table-cell table:formula="of:=[.N28]-[.P28]" office:value-type="float" office:value="-4039.71617997025" calcext:value-type="float">
            <text:p>-4039.7161799703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15"/>
          <table:table-cell table:formula="of:=SUM([.H29];[.H59];[.H89];[.H119];[.H150])" office:value-type="float" office:value="5645.25428995109" calcext:value-type="float">
            <text:p>5645.2542899511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8145.25428995109" calcext:value-type="float">
            <text:p>8145.2542899511</text:p>
          </table:table-cell>
          <table:table-cell table:formula="of:=[.N29]-[.P29]" office:value-type="float" office:value="-3145.25428995109" calcext:value-type="float">
            <text:p>-3145.2542899511</text:p>
          </table:table-cell>
        </table:table-row>
        <table:table-row table:style-name="ro3">
          <table:table-cell table:number-columns-repeated="7"/>
          <table:table-cell table:style-name="ce15" table:formula="of:=SUM([.H4:.H29])" office:value-type="float" office:value="39200" calcext:value-type="float">
            <text:p>39200</text:p>
          </table:table-cell>
          <table:table-cell table:style-name="ce29"/>
          <table:table-cell table:style-name="ce15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15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57" office:value-type="string" calcext:value-type="string">
            <text:p>Գայանե</text:p>
          </table:table-cell>
          <table:table-cell/>
          <table:table-cell table:formula="of:=SUM([.L6:.L12])-60000" office:value-type="float" office:value="172100" calcext:value-type="float">
            <text:p>1721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/>
          <table:table-cell table:formula="of:=[.K38]-[.K36]" office:value-type="float" office:value="19700" calcext:value-type="float">
            <text:p>197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91800" calcext:value-type="float">
            <text:p>1918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0300" calcext:value-type="float">
            <text:p>203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56:.F56])" office:value-type="float" office:value="1494.74637681159" calcext:value-type="float">
            <text:p>1494.746376811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34:.H59])" office:value-type="float" office:value="35100" calcext:value-type="float">
            <text:p>35100</text:p>
          </table:table-cell>
          <table:table-cell table:style-name="ce29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15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86:.F86])" office:value-type="float" office:value="2263.47117794486" calcext:value-type="float">
            <text:p>2263.4711779449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16:.F116])" office:value-type="float" office:value="2010.9907120743" calcext:value-type="float">
            <text:p>2010.990712074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3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37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 office:value-type="float" office:value="4500" calcext:value-type="float">
            <text:p>4500</text:p>
          </table:table-cell>
          <table:table-cell table:style-name="ce15" table:formula="of:=SUM([.B124:.F124])" office:value-type="float" office:value="34800" calcext:value-type="float">
            <text:p>348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8"/>
          <table:table-cell table:number-columns-repeated="3"/>
          <table:table-cell table:formula="of:=SUM([.C147:.F147])" office:value-type="float" office:value="1555.67765567766" calcext:value-type="float">
            <text:p>1555.677655677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E147])" office:value-type="float" office:value="1536.19047619048" calcext:value-type="float">
            <text:p>1536.190476190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147:.E147])" office:value-type="float" office:value="1536.19047619048" calcext:value-type="float">
            <text:p>1536.190476190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N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3"/>
          <table:table-cell office:value-type="string" calcext:value-type="string">
            <text:p>-Taron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3" office:value-type="string" calcext:value-type="string">
            <text:p>-Taron</text:p>
          </table:table-cell>
          <table:table-cell office:value-type="string" calcext:value-type="string">
            <text:p>-Ani G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 office:value-type="string" calcext:value-type="string">
            <text:p>-Ani G</text:p>
          </table:table-cell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209.52380952381" calcext:value-type="float">
            <text:p>1209.523809523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1" table:formula="of:=SUM([.B147:.D147];[.F147])" office:value-type="float" office:value="1458.5347985348" calcext:value-type="float">
            <text:p>1458.534798534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1" office:value-type="float" office:value="385.714285714286" calcext:value-type="float">
            <text:p>385.7142857143</text:p>
          </table:table-cell>
          <table:table-cell table:formula="of:=[.D124]/21" office:value-type="float" office:value="400" calcext:value-type="float">
            <text:p>400</text:p>
          </table:table-cell>
          <table:table-cell table:formula="of:=[.E124]/21" office:value-type="float" office:value="423.809523809524" calcext:value-type="float">
            <text:p>423.8095238095</text:p>
          </table:table-cell>
          <table:table-cell table:formula="of:=[.F124]/13" office:value-type="float" office:value="346.153846153846" calcext:value-type="float">
            <text:p>346.1538461538</text:p>
          </table:table-cell>
          <table:table-cell/>
          <table:table-cell table:formula="of:=SUM([.B147];[.E147];[.F147])" office:value-type="float" office:value="1096.63003663004" calcext:value-type="float">
            <text:p>1096.63003663</text:p>
          </table:table-cell>
          <table:table-cell table:style-name="ce4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66"/>
          <table:table-cell table:number-columns-repeated="5"/>
          <table:table-cell table:style-name="ce15" table:formula="of:=SUM([.B148:.F14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882.34432234432" calcext:value-type="float">
            <text:p>1882.3443223443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15" table:formula="of:=SUM([.H125:.H15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string" calcext:value-type="string">
            <text:p>12300(xoharari mot nor taruc heto)</text:p>
          </table:table-cell>
          <table:table-cell table:number-columns-repeated="2"/>
        </table:table-row>
        <table:table-row table:style-name="ro3">
          <table:table-cell table:style-name="ce37" office:value-type="date" office:date-value="2017-09-01" calcext:value-type="date">
            <text:p>09/01/17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9300" calcext:value-type="float">
            <text:p>9300</text:p>
          </table:table-cell>
          <table:table-cell office:value-type="float" office:value="8700" calcext:value-type="float">
            <text:p>8700</text:p>
          </table:table-cell>
          <table:table-cell office:value-type="float" office:value="9000" calcext:value-type="float">
            <text:p>9000</text:p>
          </table:table-cell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նժելա</text:p>
          </table:table-cell>
          <table:table-cell office:value-type="float" office:value="12000" calcext:value-type="float">
            <text:p>12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0:.F30])" office:value-type="float" office:value="1840.68115942029" calcext:value-type="float">
            <text:p>1840.6811594203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32:.F32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table:formula="of:=SUM([.B33:.F33])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4:.F34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-Araks</text:p>
          </table:table-cell>
          <table:table-cell table:number-columns-repeated="4"/>
          <table:table-cell table:formula="of:=SUM([.B35:.F35])" office:value-type="float" office:value="28400" calcext:value-type="float">
            <text:p>2840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Hasmik</text:p>
          </table:table-cell>
          <table:table-cell office:value-type="string" calcext:value-type="string">
            <text:p>-Hrach</text:p>
          </table:table-cell>
          <table:table-cell/>
          <table:table-cell table:formula="of:=SUM([.B36:.F3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2"/>
          <table:table-cell office:value-type="float" office:value="35000" calcext:value-type="float">
            <text:p>35000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-Mher</text:p>
          </table:table-cell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37:.F37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38:.F38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39:.F39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40:.F40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1:.F41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2:.F42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3:.F43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4:.F44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5:.F45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6:.F4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7:.F47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8:.F48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49:.F49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0:.F50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1:.F51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2:.F52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53:.F53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54:.F54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55:.F55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 office:value-type="float" office:value="40000" calcext:value-type="float">
            <text:p>40000</text:p>
          </table:table-cell>
        </table:table-row>
        <table:table-row table:style-name="ro3">
          <table:table-cell/>
          <table:table-cell table:formula="of:=[.B3]/25" office:value-type="float" office:value="328" calcext:value-type="float">
            <text:p>328</text:p>
          </table:table-cell>
          <table:table-cell table:formula="of:=[.C3]/24" office:value-type="float" office:value="370.833333333333" calcext:value-type="float">
            <text:p>370.8333333333</text:p>
          </table:table-cell>
          <table:table-cell table:formula="of:=[.D3]/23" office:value-type="float" office:value="404.347826086957" calcext:value-type="float">
            <text:p>404.347826087</text:p>
          </table:table-cell>
          <table:table-cell table:formula="of:=[.E3]/24" office:value-type="float" office:value="362.5" calcext:value-type="float">
            <text:p>362.5</text:p>
          </table:table-cell>
          <table:table-cell table:formula="of:=[.F3]/24" office:value-type="float" office:value="375" calcext:value-type="float">
            <text:p>375</text:p>
          </table:table-cell>
          <table:table-cell/>
          <table:table-cell table:style-name="ce15" table:formula="of:=SUM([.H4:.H29])" office:value-type="float" office:value="32081.3623188406" calcext:value-type="float">
            <text:p>32081.3623188406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/>
          <table:table-cell table:style-name="ce15" table:formula="of:=SUM([.J4:.J31])" office:value-type="float" office:value="205950" calcext:value-type="float">
            <text:p>205950</text:p>
          </table:table-cell>
          <table:table-cell/>
          <table:table-cell table:formula="of:=SUM([.L4:.L31])" office:value-type="float" office:value="175000" calcext:value-type="float">
            <text:p>175000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number-columns-repeated="3"/>
        </table:table-row>
        <table:table-row table:style-name="ro3">
          <table:table-cell table:style-name="ce37" office:value-type="string" calcext:value-type="string">
            <text:p>16/01/2017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/>
          <table:table-cell office:value-type="float" office:value="8700" calcext:value-type="float">
            <text:p>8700</text:p>
          </table:table-cell>
          <table:table-cell office:value-type="float" office:value="9900" calcext:value-type="float">
            <text:p>9900</text:p>
          </table:table-cell>
          <table:table-cell office:value-type="float" office:value="9800" calcext:value-type="float">
            <text:p>9800</text:p>
          </table:table-cell>
          <table:table-cell table:number-columns-repeated="3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1:.F61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63:.F63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Hasmik</text:p>
          </table:table-cell>
          <table:table-cell table:number-columns-repeated="5"/>
          <table:table-cell table:formula="of:=SUM([.B65:.F65])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3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66:.F6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67:.F67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Hasmik</text:p>
          </table:table-cell>
          <table:table-cell/>
          <table:table-cell table:formula="of:=SUM([.B68:.F68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3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 table:number-columns-repeated="4"/>
          <table:table-cell table:formula="of:=SUM([.B69:.F69])"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0:.F70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1:.F71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2:.F72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3:.F73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4:.F74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5:.F75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6:.F7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7:.F77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8:.F78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79:.F79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0:.F80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1:.F81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2:.F82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3:.F83])" office:value-type="float" office:value="0" calcext:value-type="float">
            <text:p>0</text:p>
          </table:table-cell>
          <table:table-cell table:style-name="ce47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58:.F58])" office:value-type="float" office:value="0" calcext:value-type="float">
            <text:p>0</text:p>
          </table:table-cell>
          <table:table-cell table:formula="of:=SUM([.B84:.F84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85:.F85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3"/>
        </table:table-row>
        <table:table-row table:style-name="ro3">
          <table:table-cell/>
          <table:table-cell table:formula="of:=[.B34]/22" office:value-type="float" office:value="0" calcext:value-type="float">
            <text:p>0</text:p>
          </table:table-cell>
          <table:table-cell table:formula="of:=[.C34]/22" office:value-type="float" office:value="0" calcext:value-type="float">
            <text:p>0</text:p>
          </table:table-cell>
          <table:table-cell table:formula="of:=[.D34]/23" office:value-type="float" office:value="0" calcext:value-type="float">
            <text:p>0</text:p>
          </table:table-cell>
          <table:table-cell table:formula="of:=[.E34]/24" office:value-type="float" office:value="0" calcext:value-type="float">
            <text:p>0</text:p>
          </table:table-cell>
          <table:table-cell table:formula="of:=[.F34]/24" office:value-type="float" office:value="0" calcext:value-type="float">
            <text:p>0</text:p>
          </table:table-cell>
          <table:table-cell/>
          <table:table-cell table:style-name="ce15" table:formula="of:=SUM([.H35:.H60])" office:value-type="float" office:value="0" calcext:value-type="float">
            <text:p>0</text:p>
          </table:table-cell>
          <table:table-cell table:style-name="ce29"/>
          <table:table-cell table:number-columns-repeated="3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8">00/00/0000</text:date>, <text:time style:data-style-name="N2" text:time-value="11:37:50.5222874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7-01-18T11:38:52.342596972</dc:date>
    <meta:editing-duration>P12DT6H50M28S</meta:editing-duration>
    <meta:editing-cycles>3593</meta:editing-cycles>
    <meta:generator>LibreOffice/4.2.8.2$Linux_X86_64 LibreOffice_project/420m0$Build-2</meta:generator>
    <meta:document-statistic meta:table-count="22" meta:cell-count="10409" meta:object-count="0"/>
  </office:meta>
</office:document-meta>
</file>